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080000008A9F3F0539261711BC.png" manifest:media-type="image/png"/>
  <manifest:file-entry manifest:full-path="Pictures/10000201000006C700000089658CC6715508B1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Carlito" fo:font-size="16pt" fo:font-weight="bold" officeooo:rsid="001479bb" officeooo:paragraph-rsid="0053e50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rlito" fo:font-size="16pt" fo:font-weight="bold" officeooo:rsid="001607ad" officeooo:paragraph-rsid="001607a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rlito" fo:font-size="16pt" fo:font-weight="bold" officeooo:rsid="001607ad" officeooo:paragraph-rsid="001607a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rlito" fo:font-size="16pt" fo:font-weight="bold" officeooo:rsid="001d4506" officeooo:paragraph-rsid="001d450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rlito" fo:font-size="16pt" fo:font-weight="bold" officeooo:rsid="001f1ace" officeooo:paragraph-rsid="001f1ac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rlito" fo:font-size="16pt" fo:font-weight="bold" officeooo:rsid="004e23b3" officeooo:paragraph-rsid="004e23b3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rlito" fo:font-size="16pt" fo:font-weight="bold" officeooo:rsid="004e23b3" officeooo:paragraph-rsid="004e23b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rlito" fo:font-size="16pt" fo:font-weight="normal" officeooo:rsid="002736a9" officeooo:paragraph-rsid="002736a9" style:font-size-asian="16pt" style:font-weight-asian="normal" style:font-size-complex="16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Carlito" fo:font-size="16pt" fo:font-weight="normal" officeooo:rsid="002736a9" officeooo:paragraph-rsid="002736a9" style:font-size-asian="16pt" style:font-weight-asian="normal" style:font-size-complex="16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rlito" fo:font-size="16pt" fo:font-weight="normal" officeooo:rsid="00288aa6" officeooo:paragraph-rsid="00288aa6" style:font-size-asian="16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arlito" fo:font-size="16pt" fo:font-weight="normal" officeooo:rsid="004f0881" officeooo:paragraph-rsid="004f0881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6pt" fo:font-weight="normal" officeooo:rsid="0053e50b" officeooo:paragraph-rsid="0053e50b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rlito" fo:font-size="12pt" fo:font-weight="bold" officeooo:rsid="000371bf" officeooo:paragraph-rsid="000371b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2pt" fo:font-weight="bold" officeooo:rsid="0006dcc6" officeooo:paragraph-rsid="0006dcc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2pt" fo:font-weight="bold" officeooo:rsid="0007acd6" officeooo:paragraph-rsid="0007acd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2pt" fo:font-weight="bold" officeooo:rsid="0028c57a" officeooo:paragraph-rsid="0028c57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2pt" fo:font-weight="bold" officeooo:rsid="00463fb1" officeooo:paragraph-rsid="001313b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rlito" fo:font-size="12pt" fo:font-weight="bold" officeooo:rsid="0053e50b" officeooo:paragraph-rsid="0053e50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Carlito" fo:font-size="12pt" fo:font-style="italic" fo:font-weight="bold" officeooo:rsid="000371bf" officeooo:paragraph-rsid="000371bf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rlito" fo:font-size="15pt" fo:font-weight="bold" officeooo:rsid="001d4506" officeooo:paragraph-rsid="001d4506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rlito" fo:font-size="15pt" fo:font-weight="bold" officeooo:rsid="001313b5" officeooo:paragraph-rsid="001313b5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rlito" fo:font-size="24pt" fo:font-weight="bold" officeooo:rsid="000371bf" officeooo:paragraph-rsid="000371bf" style:font-size-asian="24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e5d9" style:font-weight-asian="normal" style:font-weight-complex="normal"/>
    </style:style>
    <style:style style:name="T3" style:family="text">
      <style:text-properties fo:font-weight="normal" officeooo:rsid="000edf44" style:font-weight-asian="normal" style:font-weight-complex="normal"/>
    </style:style>
    <style:style style:name="T4" style:family="text">
      <style:text-properties fo:font-weight="normal" officeooo:rsid="00107db9" style:font-weight-asian="normal" style:font-weight-complex="normal"/>
    </style:style>
    <style:style style:name="T5" style:family="text">
      <style:text-properties fo:font-weight="normal" officeooo:rsid="00139bb9" style:font-weight-asian="normal" style:font-weight-complex="normal"/>
    </style:style>
    <style:style style:name="T6" style:family="text">
      <style:text-properties fo:font-weight="normal" officeooo:rsid="004cc6a5" style:font-weight-asian="normal" style:font-weight-complex="normal"/>
    </style:style>
    <style:style style:name="T7" style:family="text">
      <style:text-properties fo:font-weight="normal" officeooo:rsid="0053e50b" style:font-weight-asian="normal" style:font-weight-complex="normal"/>
    </style:style>
    <style:style style:name="T8" style:family="text">
      <style:text-properties fo:font-weight="normal" officeooo:rsid="00592ab7" style:font-weight-asian="normal" style:font-weight-complex="normal"/>
    </style:style>
    <style:style style:name="T9" style:family="text">
      <style:text-properties fo:font-weight="normal" officeooo:rsid="005a0103" style:font-weight-asian="normal" style:font-weight-complex="normal"/>
    </style:style>
    <style:style style:name="T10" style:family="text">
      <style:text-properties fo:font-weight="normal" officeooo:rsid="005b9d17" style:font-weight-asian="normal" style:font-weight-complex="normal"/>
    </style:style>
    <style:style style:name="T11" style:family="text">
      <style:text-properties fo:font-weight="normal" officeooo:rsid="005c7b70" style:font-weight-asian="normal" style:font-weight-complex="normal"/>
    </style:style>
    <style:style style:name="T12" style:family="text">
      <style:text-properties fo:font-weight="normal" officeooo:rsid="005c8f77" style:font-weight-asian="normal" style:font-weight-complex="normal"/>
    </style:style>
    <style:style style:name="T13" style:family="text">
      <style:text-properties fo:font-weight="normal" officeooo:rsid="005d7e11" style:font-weight-asian="normal" style:font-weight-complex="normal"/>
    </style:style>
    <style:style style:name="T14" style:family="text">
      <style:text-properties fo:font-weight="normal" officeooo:rsid="005e03fc" style:font-weight-asian="normal" style:font-weight-complex="normal"/>
    </style:style>
    <style:style style:name="T15" style:family="text">
      <style:text-properties fo:font-weight="normal" officeooo:rsid="00636af2" style:font-weight-asian="normal" style:font-weight-complex="normal"/>
    </style:style>
    <style:style style:name="T16" style:family="text">
      <style:text-properties fo:font-weight="normal" officeooo:rsid="007036cf" style:font-weight-asian="normal" style:font-weight-complex="normal"/>
    </style:style>
    <style:style style:name="T17" style:family="text">
      <style:text-properties fo:font-weight="normal" officeooo:rsid="0070641c" style:font-weight-asian="normal" style:font-weight-complex="normal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fo:font-size="12pt" officeooo:rsid="00274a38" style:font-size-asian="10.5pt" style:font-size-complex="12pt"/>
    </style:style>
    <style:style style:name="T20" style:family="text">
      <style:text-properties fo:font-size="12pt" officeooo:rsid="0053e50b" style:font-size-asian="10.5pt" style:font-size-complex="12pt"/>
    </style:style>
    <style:style style:name="T21" style:family="text">
      <style:text-properties fo:font-size="12pt" officeooo:rsid="0060e78c" style:font-size-asian="10.5pt" style:font-size-complex="12pt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7d560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74a38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60e78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rotokoll V8</text:p>
      <text:p text:style-name="P19"><text:span text:style-name="T1">Tristan Sopauschke, Hans Schreiter</text:span></text:p>
      <text:p text:style-name="P13"><text:span text:style-name="T1"/></text:p>
      <text:p text:style-name="P14"><text:span text:style-name="T1">Grundsätzlich wird für die Übertragung das UART-Protokoll verwendet.</text:span></text:p>
      <text:p text:style-name="P15"><text:span text:style-name="T1">Die BAUD-Rate lässt sich ablesen, indem </text:span><text:span text:style-name="T2">man </text:span><text:span text:style-name="T3">den kürzesten vorkommenden High-Pegel betrachtet, dessen Länge ausmisst und davon die </text:span><text:span text:style-name="T4">Taktrate der Übertragung abliest.</text:span></text:p>
      <text:p text:style-name="P16"><text:span text:style-name="T4">E</text:span><text:span text:style-name="T1">s wird 1 Stopp-Bit verwendet </text:span><text:span text:style-name="T6">und zusätzlich 1 Paritätsbit (even).</text:span></text:p>
      <text:p text:style-name="P16"><text:span text:style-name="T6"/></text:p>
      <text:p text:style-name="P18"><text:span text:style-name="T1">Zu Beginn des Versuchs kam es zu Frame Errors, </text:span><text:span text:style-name="T14">obwohl trotzdem die korrekten Daten empfangen wurden</text:span><text:span text:style-name="T1">. Diese Fehler </text:span><text:span text:style-name="T8">entstehen, wenn zum erwarteten Zeitpunkt kein Stopp-Bit empfangen </text:span><text:span text:style-name="T9">wurde. </text:span><text:span text:style-name="T10">In unserem Fall konnten sie </text:span><text:span text:style-name="T1">aber darauf zurückgeführt werden, dass wir keine Paritätsbits im Logic-Analyser aktiviert hatten, </text:span><text:span text:style-name="T15">demnach das Stopp-Bit also erst 1 Bit </text:span><text:span text:style-name="T16">nachdem es erwartet wurde </text:span><text:span text:style-name="T17">ankam</text:span><text:span text:style-name="T1">. Nach </text:span><text:span text:style-name="T11">dem</text:span><text:span text:style-name="T1"> </text:span><text:span text:style-name="T11">A</text:span><text:span text:style-name="T1">ktivieren dieser Einstellung </text:span><text:span text:style-name="T12">(1 Paritätsbit, </text:span><text:span text:style-name="T13">even) </text:span><text:span text:style-name="T1">kam es zu keinen Frame Errors mehr und die Übertragung verlief fehlerfrei.</text:span></text:p>
      <text:p text:style-name="P15"/>
      <text:p text:style-name="P21"><text:span text:style-name="T4">F</text:span><text:span text:style-name="T1">ür </text:span><text:span text:style-name="T7">Matrikel-</text:span><text:span text:style-name="T5">Nr. </text:span>80767</text:p>
      <text:p text:style-name="P21"/>
      <text:p text:style-name="P17"><draw:frame draw:style-name="fr2" draw:name="Bild3" text:anchor-type="as-char" svg:width="17cm" svg:height="1.342cm" draw:z-index="0"><draw:image xlink:href="Pictures/10000201000006C700000089658CC6715508B1F4.png" xlink:type="simple" xlink:show="embed" xlink:actuate="onLoad" draw:mime-type="image/png"/></draw:frame></text:p>
      <text:list xml:id="list2581801983" text:style-name="L1">
        <text:list-header>
          <text:p text:style-name="P1"><text:span text:style-name="T24"/></text:p>
        </text:list-header>
        <text:list-item>
          <text:p text:style-name="P1"><text:span text:style-name="T24">Daten</text:span><text:span text:style-name="T22">: 1e8467782c15c27b67288f44cd29e136</text:span></text:p>
        </text:list-item>
        <text:list-item>
          <text:p text:style-name="P3"><text:span text:style-name="T22">BAUD-Rate: </text:span><text:span text:style-name="T25">~</text:span><text:span text:style-name="T22">47</text:span><text:span text:style-name="T23">50</text:span></text:p>
        </text:list-item>
        <text:list-item>
          <text:p text:style-name="P7"><text:span text:style-name="T23">D</text:span><text:span text:style-name="T22">atenbits: 8</text:span></text:p>
        </text:list-item>
      </text:list>
      <text:p text:style-name="P6"><text:span text:style-name="T22"/></text:p>
      <text:p text:style-name="P12"><text:span text:style-name="T18">Die übertragenen Daten sind in der Abbildung zu sehen. Es kam zu keinen Übertragungsfehlern.</text:span></text:p>
      <text:p text:style-name="P5"/>
      <text:p text:style-name="P2"><text:span text:style-name="T23"/></text:p>
      <text:p text:style-name="P20"><text:span text:style-name="T1">Für </text:span><text:span text:style-name="T7">Matrikel-</text:span><text:span text:style-name="T1">Nr. </text:span>81571</text:p>
      <text:p text:style-name="P4"><text:span text:style-name="T18"/></text:p>
      <text:p text:style-name="P4"><text:span text:style-name="T18"><draw:frame draw:style-name="fr1" draw:name="Bild1" text:anchor-type="as-char" svg:width="17cm" svg:height="1.302cm" draw:z-index="1"><draw:image xlink:href="Pictures/10000201000007080000008A9F3F0539261711BC.png" xlink:type="simple" xlink:show="embed" xlink:actuate="onLoad" draw:mime-type="image/png"/></draw:frame></text:span></text:p>
      <text:p text:style-name="P8"><text:span text:style-name="T19"/></text:p>
      <text:list xml:id="list1728606473" text:style-name="L2">
        <text:list-item>
          <text:p text:style-name="P9"><text:span text:style-name="T19">Daten:</text:span><text:span text:style-name="T18"> 737e217059580da9851ac0fb7eff3543</text:span></text:p>
        </text:list-item>
        <text:list-item>
          <text:p text:style-name="P10"><text:span text:style-name="T18">BAUD-Rate: </text:span><text:span text:style-name="T21">~</text:span><text:span text:style-name="T18">9600</text:span></text:p>
        </text:list-item>
        <text:list-item>
          <text:p text:style-name="P11"><text:span text:style-name="T18">Datenbits: 7</text:span><text:span text:style-name="T20"> <text:tab/></text:span></text:p>
        </text:list-item>
      </text:list>
      <text:p text:style-name="P12"><text:span text:style-name="T18"/></text:p>
      <text:p text:style-name="P12"><text:span text:style-name="T18">Die übertragenen Daten sind in der Abbildung zu sehen. Es kam zu keinen Übertragungsfehle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6:29:30.894565720</meta:creation-date>
    <dc:date>2024-02-02T17:37:46.755283187</dc:date>
    <meta:editing-duration>PT57M24S</meta:editing-duration>
    <meta:editing-cycles>76</meta:editing-cycles>
    <meta:generator>LibreOffice/7.0.4.2$Linux_X86_64 LibreOffice_project/00$Build-2</meta:generator>
    <meta:document-statistic meta:table-count="0" meta:image-count="2" meta:object-count="0" meta:page-count="1" meta:paragraph-count="19" meta:word-count="175" meta:character-count="1233" meta:non-whitespace-character-count="1079"/>
  </office:meta>
</office:document-meta>
</file>